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2000000F21F8B040138E44DC7.png" manifest:media-type="image/png"/>
  <manifest:file-entry manifest:full-path="Pictures/1000020100000285000001A6D355C632B1D8D5A7.png" manifest:media-type="image/png"/>
  <manifest:file-entry manifest:full-path="Pictures/1000020100000233000002A6B684C64B14C59459.png" manifest:media-type="image/png"/>
  <manifest:file-entry manifest:full-path="Pictures/10000201000002800000019022283E8138D89616.png" manifest:media-type="image/png"/>
  <manifest:file-entry manifest:full-path="Pictures/10000201000000E1000000E11A1BE197FAE00839.png" manifest:media-type="image/png"/>
  <manifest:file-entry manifest:full-path="Pictures/10000201000000DC000000A2DEBA2C8080F98AA1.png" manifest:media-type="image/png"/>
  <manifest:file-entry manifest:full-path="Pictures/1000020100000D48000005556CBD45A389CB08DE.png" manifest:media-type="image/png"/>
  <manifest:file-entry manifest:full-path="Pictures/10000201000000A7000000ABCD821652D1BC203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officeooo:paragraph-rsid="001a3ea9"/>
    </style:style>
    <style:style style:name="P3" style:family="paragraph" style:parent-style-name="Standard">
      <style:text-properties officeooo:paragraph-rsid="002006a9"/>
    </style:style>
    <style:style style:name="P4" style:family="paragraph">
      <loext:graphic-properties draw:fill-color="#94070a"/>
    </style:style>
    <style:style style:name="P5" style:family="paragraph">
      <loext:graphic-properties draw:fill-color="#fb7605"/>
    </style:style>
    <style:style style:name="P6" style:family="paragraph">
      <loext:graphic-properties draw:fill-color="#fb7605"/>
      <style:text-properties fo:font-size="12pt"/>
    </style:style>
    <style:style style:name="P7" style:family="paragraph">
      <loext:graphic-properties draw:fill-color="#1b75bc"/>
      <style:text-properties fo:color="#1b75bc" fo:font-size="12pt"/>
    </style:style>
    <style:style style:name="P8" style:family="paragraph">
      <loext:graphic-properties draw:fill-color="#1b75bc"/>
      <style:text-properties fo:font-size="12pt"/>
    </style:style>
    <style:style style:name="P9" style:family="paragraph">
      <loext:graphic-properties draw:fill-color="#00b274"/>
    </style:style>
    <style:style style:name="P10" style:family="paragraph">
      <loext:graphic-properties draw:fill-color="#87d1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4.533cm, 0cm, 3.43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406cm, 0.259cm, 0.305cm, 0.3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266cm, 2.746cm, 6.549cm, 8.99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383cm, 59.436cm, 2.921cm, 3.02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.385cm, 0.51cm, 0.27cm, 0.362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marker-start="" draw:fill-color="#94070a" draw:textarea-horizontal-align="justify" draw:textarea-vertical-align="middle" draw:auto-grow-height="false" fo:min-height="0.282cm" fo:min-width="2.53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draw:marker-start="" draw:fill-color="#94070a" draw:textarea-horizontal-align="justify" draw:textarea-vertical-align="middle" draw:auto-grow-height="false" fo:min-height="2.131cm" fo:min-width="0.3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draw:marker-start="" draw:fill-color="#94070a" draw:textarea-horizontal-align="justify" draw:textarea-vertical-align="middle" draw:auto-grow-height="false" fo:min-height="0.282cm" fo:min-width="1.3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draw:marker-start="" draw:fill-color="#94070a" draw:textarea-horizontal-align="justify" draw:textarea-vertical-align="middle" draw:auto-grow-height="false" fo:min-height="4.657cm" fo:min-width="0.2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draw:marker-start="" draw:fill-color="#fb7605" draw:textarea-horizontal-align="justify" draw:textarea-vertical-align="middle" draw:auto-grow-height="false" fo:min-height="0.282cm" fo:min-width="2.28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draw:marker-start="" draw:fill-color="#fb7605" draw:textarea-horizontal-align="justify" draw:textarea-vertical-align="middle" draw:auto-grow-height="false" fo:min-height="0.302cm" fo:min-width="1.7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draw:marker-start="" draw:fill-color="#1b75bc" draw:textarea-horizontal-align="justify" draw:textarea-vertical-align="middle" draw:auto-grow-height="false" fo:min-height="0.303cm" fo:min-width="2.8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draw:marker-start="" draw:fill-color="#1b75bc" draw:textarea-horizontal-align="justify" draw:textarea-vertical-align="middle" draw:auto-grow-height="false" fo:min-height="0.273cm" fo:min-width="11.11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solid" draw:marker-start="" draw:fill-color="#1b75bc" draw:textarea-horizontal-align="justify" draw:textarea-vertical-align="middle" draw:auto-grow-height="false" fo:min-height="0.289cm" fo:min-width="2.2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solid" draw:marker-start="" draw:fill-color="#00b274" draw:textarea-horizontal-align="justify" draw:textarea-vertical-align="middle" draw:auto-grow-height="false" fo:min-height="2.877cm" fo:min-width="0.2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solid" draw:marker-start="" draw:fill-color="#94070a" draw:textarea-horizontal-align="justify" draw:textarea-vertical-align="middle" draw:auto-grow-height="false" fo:min-height="0.353cm" fo:min-width="1.8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solid" draw:marker-start="" draw:fill-color="#87d1d1" draw:textarea-horizontal-align="justify" draw:textarea-vertical-align="middle" draw:auto-grow-height="false" fo:min-height="0.353cm" fo:min-width="1.86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4" draw:name="Imagen4" text:anchor-type="paragraph" svg:x="9.929cm" svg:y="-0.691cm" svg:width="8.876cm" svg:height="5.579cm" draw:z-index="2"><draw:image xlink:href="Pictures/1000020100000285000001A6D355C632B1D8D5A7.png" xlink:type="simple" xlink:show="embed" xlink:actuate="onLoad" loext:mime-type="image/x-vclgraphic"/></draw:frame></text:p>
      <text:p text:style-name="Standard"/>
      <text:p text:style-name="Standard"/>
      <text:p text:style-name="Standard"><draw:frame draw:style-name="fr1" draw:name="Imagen2" text:anchor-type="paragraph" svg:x="22.759cm" svg:y="0.332cm" svg:width="3.803cm" svg:height="3.803cm" draw:z-index="0"><draw:image xlink:href="Pictures/10000201000000F2000000F21F8B040138E44DC7.png" xlink:type="simple" xlink:show="embed" xlink:actuate="onLoad" loext:mime-type="image/x-vclgraphic"/></draw:frame></text:p>
      <text:p text:style-name="Standard"/>
      <text:p text:style-name="Standard"><draw:custom-shape text:anchor-type="paragraph" draw:z-index="6" draw:name="Forma1" draw:style-name="gr1" draw:text-style-name="P4" svg:width="2.894cm" svg:height="0.565cm" svg:x="7.137cm" svg:y="0.3cm"><text:p/>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" draw:name="Forma3" draw:style-name="gr3" draw:text-style-name="P4" svg:width="1.377cm" svg:height="0.283cm" svg:x="5.761cm" svg:y="0.441cm"><text:p/><draw:enhanced-geometry svg:viewBox="0 0 21600 21600" draw:type="rectangle" draw:enhanced-path="M 0 0 L 21600 0 21600 21600 0 21600 0 0 Z N"/></draw:custom-shape><draw:custom-shape text:anchor-type="paragraph" draw:z-index="9" draw:name="Forma3" draw:style-name="gr4" draw:text-style-name="P4" svg:width="0.283cm" svg:height="4.657cm" svg:x="5.69cm" svg:y="0.441cm"><text:p/><draw:enhanced-geometry svg:viewBox="0 0 21600 21600" draw:type="rectangle" draw:enhanced-path="M 0 0 L 21600 0 21600 21600 0 21600 0 0 Z N"/></draw:custom-shape></text:p>
      <text:p text:style-name="Standard"/>
      <text:p text:style-name="Standard"><draw:custom-shape text:anchor-type="paragraph" draw:z-index="11" draw:name="Forma4" draw:style-name="gr6" draw:text-style-name="P6" svg:width="1.99cm" svg:height="0.602cm" svg:x="18.306cm" svg:y="0.004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" draw:name="Forma1" draw:style-name="gr5" draw:text-style-name="P5" svg:width="2.611cm" svg:height="0.565cm" svg:x="20.295cm" svg:y="0.004cm"><text:p/>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/>
      <text:p text:style-name="Standard"/>
      <text:p text:style-name="Standard"><draw:custom-shape text:anchor-type="paragraph" draw:z-index="15" draw:name="Forma5" draw:style-name="gr10" draw:text-style-name="P9" svg:width="0.53cm" svg:height="3.287cm" svg:x="24.634cm" svg:y="0.422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/>
      <text:p text:style-name="Standard"/>
      <text:p text:style-name="Standard"/>
      <text:p text:style-name="Standard"><draw:custom-shape text:anchor-type="paragraph" draw:z-index="7" draw:name="Forma2" draw:style-name="gr2" draw:text-style-name="P4" svg:width="0.636cm" svg:height="2.435cm" svg:x="5.514cm" svg:y="0.01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/>
      <text:p text:style-name="Standard"/>
      <text:p text:style-name="P1"><draw:frame draw:style-name="fr1" draw:name="Imagen1" text:anchor-type="paragraph" svg:x="21.385cm" svg:y="0.152cm" svg:width="6.038cm" svg:height="6.518cm" draw:z-index="4"><draw:image xlink:href="Pictures/1000020100000233000002A6B684C64B14C59459.png" xlink:type="simple" xlink:show="embed" xlink:actuate="onLoad" loext:mime-type="image/x-vclgraphic"/></draw:frame></text:p>
      <text:p text:style-name="Standard"><draw:frame draw:style-name="fr2" draw:name="Imagen3" text:anchor-type="paragraph" svg:x="3.447cm" svg:y="0.12cm" svg:width="4.468cm" svg:height="5.278cm" draw:z-index="1"><draw:image xlink:href="Pictures/10000201000002800000019022283E8138D89616.png" xlink:type="simple" xlink:show="embed" xlink:actuate="onLoad" loext:mime-type="image/x-vclgraphic"/></draw:frame><draw:frame draw:style-name="fr3" draw:name="Imagen6" text:anchor-type="paragraph" svg:x="11.005cm" svg:y="0.032cm" svg:width="3.63cm" svg:height="3.547cm" draw:z-index="5"><draw:image xlink:href="Pictures/10000201000000E1000000E11A1BE197FAE00839.png" xlink:type="simple" xlink:show="embed" xlink:actuate="onLoad" loext:mime-type="image/x-vclgraphic"/></draw:frame></text:p>
      <text:p text:style-name="Standard"/>
      <text:p text:style-name="P3"/>
      <text:p text:style-name="Standard"><draw:frame draw:style-name="fr1" draw:name="Imagen5" text:anchor-type="paragraph" svg:x="-1.245cm" svg:y="0.296cm" svg:width="2.633cm" svg:height="2.697cm" draw:z-index="3"><draw:image xlink:href="Pictures/10000201000000A7000000ABCD821652D1BC203D.png" xlink:type="simple" xlink:show="embed" xlink:actuate="onLoad" loext:mime-type="image/x-vclgraphic"/></draw:frame><draw:custom-shape text:anchor-type="paragraph" draw:z-index="12" draw:name="Forma4" draw:style-name="gr7" draw:text-style-name="P7" svg:width="3.305cm" svg:height="0.604cm" svg:x="7.384cm" svg:y="0.194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><draw:custom-shape text:anchor-type="paragraph" draw:z-index="16" draw:name="Forma6" draw:style-name="gr11" draw:text-style-name="P4" svg:width="2.329cm" svg:height="0.706cm" svg:x="1.386cm" svg:y="0.173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Standard"><draw:frame draw:style-name="fr5" draw:name="Imagen7" text:anchor-type="paragraph" svg:x="29.663cm" svg:y="0.381cm" svg:width="3.353cm" svg:height="3.635cm" draw:z-index="17"><draw:image xlink:href="Pictures/1000020100000D48000005556CBD45A389CB08DE.png" xlink:type="simple" xlink:show="embed" xlink:actuate="onLoad" loext:mime-type="image/x-vclgraphic"/></draw:frame></text:p>
      <text:p text:style-name="Standard"><draw:custom-shape text:anchor-type="paragraph" draw:z-index="13" draw:name="Forma3" draw:style-name="gr8" draw:text-style-name="P8" svg:width="11.113cm" svg:height="0.274cm" svg:x="7.384cm" svg:y="0.467cm"><text:p/><draw:enhanced-geometry svg:viewBox="0 0 21600 21600" draw:type="rectangle" draw:enhanced-path="M 0 0 L 21600 0 21600 21600 0 21600 0 0 Z N"/></draw:custom-shape><draw:custom-shape text:anchor-type="paragraph" draw:z-index="14" draw:name="Forma1" draw:style-name="gr9" draw:text-style-name="P8" svg:width="2.595cm" svg:height="0.579cm" svg:x="18.496cm" svg:y="0.321cm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><draw:custom-shape text:anchor-type="paragraph" draw:z-index="18" draw:name="Forma6" draw:style-name="gr12" draw:text-style-name="P10" svg:width="2.329cm" svg:height="0.706cm" svg:x="27.335cm" svg:y="0.455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6" draw:name="Imagen8" text:anchor-type="paragraph" svg:width="4.949cm" svg:height="3.632cm" draw:z-index="19"><draw:image xlink:href="Pictures/10000201000000DC000000A2DEBA2C8080F98AA1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s" fo:country="BO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es" fo:country="BO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56cm" fo:page-height="21.59cm" style:num-format="1" style:print-orientation="landscape" fo:margin-top="2cm" fo:margin-bottom="2cm" fo:margin-left="2cm" fo:margin-right="2cm" fo:background-color="transparent" style:writing-mode="lr-tb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5T23:27:37.786196321</meta:creation-date>
    <dc:date>2018-08-06T23:10:00.085973626</dc:date>
    <meta:editing-duration>PT19H30M32S</meta:editing-duration>
    <meta:editing-cycles>1</meta:editing-cycles>
    <meta:document-statistic meta:table-count="0" meta:image-count="8" meta:object-count="0" meta:page-count="2" meta:paragraph-count="0" meta:word-count="0" meta:character-count="0" meta:non-whitespace-character-count="0"/>
    <meta:generator>LibreOffice/5.4.7.2$Linux_X86_64 LibreOffice_project/40m0$Build-2</meta:generator>
  </office:meta>
</office:document-meta>
</file>